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ancredi Contessa Entel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4/02/2025): 6 x 25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ollé Rosè Spum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>
            <text:p>Ultimo acquisto pre-vinoteqa (16/12/2023): 30 x 5,40 € da Agricola Andre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Cuvée di Gabry Rosé D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>
            <text:p>Ultimo acquisto pre-vinoteqa (25/01/2025): 36 x 5,90 € da La Torder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Veuve Clicquot Cham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12/2024): 2 x 46,0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Bella Glamour Drin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(12/02/2025): 5 x 5,15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ALPL Sunset Rosé Apple Ci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9/07/2024): 6 x 6,4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Müller Thuragu frizz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0/07/2023): 6 x 6,3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Moscato Giallo amabi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(19/09/2023): 2 x 7,2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Offida Passerina Tenuta Sant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(02/02/2024): 6 x 6,75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grein Riserva Carl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360">
            <text:p>13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30/09/2024): 12 x 13,60 € da Fine Wines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auracher Sand Forad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09/03/2022): 18 x 12,50 € da Mauracher Agrico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070">
            <text:p>107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(01/10/2024): 3 x 10,7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urriga Antonio Argiol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950">
            <text:p>7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25/01/2025): 2 x 79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Arzio -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(02/03/2023): 2 x 25,0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Lamarein 2018 30° Anniversario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(18/08/2020): 3 x 36,90 € da Vinum Boze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Schiava gentile - Edelvernatsch Has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(25/03/2025): 6 x 8,70 € da Weindiele</text:p>
          </table:table-cell>
          <table:table-cell office:value-type="boolean" office:boolean-value="true" table:style-name="cBool">
            <text:p>TRUE</text:p>
          </table:table-cell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Trento Natur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(09/07/2023): 12 x 14,9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gdg719rh0e1qk8whd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Trentodoc Rosé Nature Riserva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1960">
            <text:p>196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(09/07/2023): 6 x 19,6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gdg719rh0e1qk8whd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Trentodoc Rosé Extra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900">
            <text:p>19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(12/06/2023): 6 x 19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cx047rqeaqqt5bjz1z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Trentodoc MAGNUM Rosè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(07/12/2024): 6 x 40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cx047rqeaqqt5bjz1z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